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loext:contextual-spacing="false"/>
      <style:text-properties officeooo:paragraph-rsid="001faa5e"/>
    </style:style>
    <style:style style:name="P2" style:family="paragraph" style:parent-style-name="Standard" style:list-style-name="L1">
      <style:paragraph-properties fo:margin-top="0.706cm" fo:margin-bottom="0.212cm" loext:contextual-spacing="false"/>
      <style:text-properties officeooo:rsid="0007353e" officeooo:paragraph-rsid="001faa5e"/>
    </style:style>
    <style:style style:name="P3" style:family="paragraph" style:parent-style-name="Standard" style:list-style-name="L1">
      <style:paragraph-properties fo:margin-top="0.706cm" fo:margin-bottom="0.212cm" loext:contextual-spacing="false"/>
      <style:text-properties officeooo:rsid="0007f3bf" officeooo:paragraph-rsid="001faa5e"/>
    </style:style>
    <style:style style:name="P4" style:family="paragraph" style:parent-style-name="Heading_20_2">
      <style:text-properties officeooo:paragraph-rsid="001faa5e"/>
    </style:style>
    <style:style style:name="T1" style:family="text">
      <style:text-properties officeooo:rsid="0007353e"/>
    </style:style>
    <style:style style:name="T2" style:family="text">
      <style:text-properties officeooo:rsid="0007d81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Notes from recent meeting with a maths teacher at GTI</text:span></text:p>
      <text:list xml:id="list1514502376230424343" text:style-name="L1">
        <text:list-item>
          <text:p text:style-name="P2">He divides his lessons up in “blocks”, for example a “lecture block” and an “exercise block”, with many different variations depending on what the lesson requires.</text:p>
        </text:list-item>
        <text:list-item>
          <text:p text:style-name="P2">He thinks the most common layout of a maths lesson is 20 minutes of lecture and 40 minutes of calculation exercises, which he doesn't find optimal since it doesn't adapt to the needs of whatever subject they're teaching.</text:p>
        </text:list-item>
        <text:list-item>
          <text:p text:style-name="P2">“Kunskapsmatrisen” is an online database service with well-ordered maths problems that one can pick from. It's a form of lesson material that can be used for many kinds of lessons and exams, rather than using a “do like this and that”-format of lesson plans. It's also well adapted and ordered according to the lesson plan. According to him, this service is very popular among maths teachers in Sweden, and growing.</text:p>
        </text:list-item>
        <text:list-item>
          <text:p text:style-name="P2">When we do observations in a classroom, he suggested we use observation templates to make sure we look at the same things. One example of an observation template is “lesson studies”, called “learning studies” at Gothenburg University, that is popular in Japan. Skolinspektionen also have templates, but they might not be relevant for what we're observing. Worth noting is that we're probably not looking at how well the material teaches a certain subject, but rather how accessible it is for a teacher, and how it affects their planning and time requirements. Learning studies might therefore also be irrelevant.</text:p>
        </text:list-item>
        <text:list-item>
          <text:p text:style-name="P2">To make it easier for us to plan our tests, he suggested we do several tests at one single school. This is because the teachers often work together with their planning, especially long-term. Therefore, it's possible to test a certain material with several teachers, or coordinate things with them so they plan how they use it together.</text:p>
        </text:list-item>
        <text:list-item>
          <text:p text:style-name="P2">An important thing that he mentioned with lesson planning is that the students, from his experience, need to be trained in a way of working to feel comfortable with it. For example, if a group of students are used to beginning their lessons with a lecture, having a full lesson of only exercises might make it harder for them. Thus it's important that the teaching materials that the teachers use fit their usual way of executing a lesson.</text:p>
        </text:list-item>
        <text:list-item>
          <text:p text:style-name="P2">I asked him if it was possible to do our tests at his school, GTI. He said they (the maths teachers) are a bit busy learning programming at the moment, but that they might have time for it. If we're interested, we should send them a suggestion containing when and how before or during the easter holidays. They'd also like to know if they can reject a suggested material or not. In other words if they have to use the material once it's agreed upon, or if they can reject it with a given reason, that might also be relevant data for our study. Another suggestion <text:span text:style-name="T2">was </text:span>to share a certain between teachers at the same school, such as the materials by the “förstelärare”.</text:p>
        </text:list-item>
        <text:list-item>
          <text:p text:style-name="P3">A final interesting but semi-irrelevant note was that he said that the easter holidays are a sort <text:soft-page-break/>of marking point for when “everything should be done”. I assume he meant certain parts of the courses, exam corrections, and such. In his words, if a teacher isn't done by then, “they're screwed”.</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9:17:02.864000000</meta:creation-date>
    <dc:date>2018-04-05T19:19:06.298000000</dc:date>
    <meta:editing-duration>PT2M3S</meta:editing-duration>
    <meta:editing-cycles>1</meta:editing-cycles>
    <meta:document-statistic meta:table-count="0" meta:image-count="0" meta:object-count="0" meta:page-count="2" meta:paragraph-count="9" meta:word-count="560" meta:character-count="3206" meta:non-whitespace-character-count="2663"/>
    <meta:generator>LibreOffice/4.4.2.2$Windows_x86 LibreOffice_project/c4c7d32d0d49397cad38d62472b0bc8acff48dd6</meta:generator>
  </office:meta>
</office:document-meta>
</file>